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hadow="none"/>
    </style:style>
    <style:style style:name="Table1.A" style:family="table-column">
      <style:table-column-properties style:column-width="2.124cm"/>
    </style:style>
    <style:style style:name="Table1.B" style:family="table-column">
      <style:table-column-properties style:column-width="2.125cm"/>
    </style:style>
    <style:style style:name="Table1.C" style:family="table-column">
      <style:table-column-properties style:column-width="3.953cm"/>
    </style:style>
    <style:style style:name="Table1.D" style:family="table-column">
      <style:table-column-properties style:column-width="1.905cm"/>
    </style:style>
    <style:style style:name="Table1.E" style:family="table-column">
      <style:table-column-properties style:column-width="1.799cm"/>
    </style:style>
    <style:style style:name="Table1.F" style:family="table-column">
      <style:table-column-properties style:column-width="0.843cm"/>
    </style:style>
    <style:style style:name="Table1.G" style:family="table-column">
      <style:table-column-properties style:column-width="1.644cm"/>
    </style:style>
    <style:style style:name="Table1.H" style:family="table-column">
      <style:table-column-properties style:column-width="2.619cm"/>
    </style:style>
    <style:style style:name="Table1.A1" style:family="table-cell">
      <style:table-cell-properties fo:padding="0.097cm" fo:border="none"/>
    </style:style>
    <style:style style:name="Table2" style:family="table">
      <style:table-properties style:width="17.013cm" fo:margin-left="0cm" table:align="left" style:shadow="none"/>
    </style:style>
    <style:style style:name="Table2.A" style:family="table-column">
      <style:table-column-properties style:column-width="2.124cm"/>
    </style:style>
    <style:style style:name="Table2.B" style:family="table-column">
      <style:table-column-properties style:column-width="2.125cm"/>
    </style:style>
    <style:style style:name="Table2.C" style:family="table-column">
      <style:table-column-properties style:column-width="3.953cm"/>
    </style:style>
    <style:style style:name="Table2.D" style:family="table-column">
      <style:table-column-properties style:column-width="1.905cm"/>
    </style:style>
    <style:style style:name="Table2.E" style:family="table-column">
      <style:table-column-properties style:column-width="1.799cm"/>
    </style:style>
    <style:style style:name="Table2.F" style:family="table-column">
      <style:table-column-properties style:column-width="0.843cm"/>
    </style:style>
    <style:style style:name="Table2.G" style:family="table-column">
      <style:table-column-properties style:column-width="1.644cm"/>
    </style:style>
    <style:style style:name="Table2.H" style:family="table-column">
      <style:table-column-properties style:column-width="2.619cm"/>
    </style:style>
    <style:style style:name="Table2.A1" style:family="table-cell">
      <style:table-cell-properties fo:padding="0.097cm" fo:border="none"/>
    </style:style>
    <style:style style:name="Table3" style:family="table">
      <style:table-properties style:width="17.013cm" fo:margin-left="0cm" table:align="left" style:shadow="none"/>
    </style:style>
    <style:style style:name="Table3.A" style:family="table-column">
      <style:table-column-properties style:column-width="2.124cm"/>
    </style:style>
    <style:style style:name="Table3.B" style:family="table-column">
      <style:table-column-properties style:column-width="2.125cm"/>
    </style:style>
    <style:style style:name="Table3.C" style:family="table-column">
      <style:table-column-properties style:column-width="3.953cm"/>
    </style:style>
    <style:style style:name="Table3.D" style:family="table-column">
      <style:table-column-properties style:column-width="1.905cm"/>
    </style:style>
    <style:style style:name="Table3.E" style:family="table-column">
      <style:table-column-properties style:column-width="1.799cm"/>
    </style:style>
    <style:style style:name="Table3.F" style:family="table-column">
      <style:table-column-properties style:column-width="0.843cm"/>
    </style:style>
    <style:style style:name="Table3.G" style:family="table-column">
      <style:table-column-properties style:column-width="1.644cm"/>
    </style:style>
    <style:style style:name="Table3.H" style:family="table-column">
      <style:table-column-properties style:column-width="2.619cm"/>
    </style:style>
    <style:style style:name="Table3.A1" style:family="table-cell">
      <style:table-cell-properties fo:padding="0.097cm" fo:border="none"/>
    </style:style>
    <style:style style:name="P1" style:family="paragraph" style:parent-style-name="Text_20_body">
      <style:text-properties officeooo:paragraph-rsid="00187b2d"/>
    </style:style>
    <style:style style:name="P2" style:family="paragraph" style:parent-style-name="Text_20_body">
      <style:text-properties fo:font-variant="normal" fo:text-transform="none" fo:color="#000000" style:font-name="Open Sans" fo:font-size="10.5pt" fo:letter-spacing="normal" fo:font-style="normal" fo:font-weight="normal" officeooo:paragraph-rsid="00187b2d"/>
    </style:style>
    <style:style style:name="P3"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officeooo:paragraph-rsid="00187b2d"/>
    </style:style>
    <style:style style:name="P5" style:family="paragraph" style:parent-style-name="Footer">
      <style:paragraph-properties fo:text-align="center" style:justify-single-word="false"/>
      <style:text-properties officeooo:rsid="00187b2d" officeooo:paragraph-rsid="00187b2d"/>
    </style:style>
    <style:style style:name="P6" style:family="paragraph" style:parent-style-name="Heading_20_3">
      <style:text-properties officeooo:rsid="00187b2d" officeooo:paragraph-rsid="00187b2d"/>
    </style:style>
    <style:style style:name="P7" style:family="paragraph" style:parent-style-name="Heading_20_1">
      <style:text-properties officeooo:rsid="00187b2d" officeooo:paragraph-rsid="00187b2d"/>
    </style:style>
    <style:style style:name="P8" style:family="paragraph" style:parent-style-name="Heading_20_1">
      <style:paragraph-properties fo:break-before="page"/>
      <style:text-properties officeooo:rsid="00187b2d" officeooo:paragraph-rsid="00187b2d"/>
    </style:style>
    <style:style style:name="P9" style:family="paragraph" style:parent-style-name="Title">
      <style:text-properties officeooo:rsid="00187b2d" officeooo:paragraph-rsid="00187b2d"/>
    </style:style>
    <style:style style:name="P10" style:family="paragraph" style:parent-style-name="Table_20_Contents">
      <style:text-properties style:font-name="Open Sans" fo:font-size="10.5pt"/>
    </style:style>
    <style:style style:name="P11" style:family="paragraph" style:parent-style-name="Table_20_Contents">
      <style:text-properties style:font-name="Open Sans" fo:font-size="10.5pt" officeooo:rsid="00187b2d" officeooo:paragraph-rsid="00187b2d"/>
    </style:style>
    <style:style style:name="P12" style:family="paragraph" style:parent-style-name="Table_20_Contents">
      <style:text-properties style:font-name="Open Sans" fo:font-size="10.5pt" fo:font-weight="bold" style:font-weight-asian="bold" style:font-weight-complex="bold"/>
    </style:style>
    <style:style style:name="P13" style:family="paragraph" style:parent-style-name="Table_20_Contents">
      <style:text-properties style:font-name="Open Sans" fo:font-size="10.5pt" fo:font-weight="bold" officeooo:rsid="00187b2d" officeooo:paragraph-rsid="00187b2d" style:font-weight-asian="bold" style:font-weight-complex="bold"/>
    </style:style>
    <style:style style:name="P14" style:family="paragraph" style:parent-style-name="Table_20_Contents">
      <style:text-properties style:font-name="Open Sans" fo:font-size="10.5pt" fo:font-weight="bold" officeooo:paragraph-rsid="00187b2d" style:font-weight-asian="bold" style:font-weight-complex="bold"/>
    </style:style>
    <style:style style:name="P15" style:family="paragraph" style:parent-style-name="Table_20_Contents">
      <style:text-properties style:font-name="Open Sans" fo:font-size="10.5pt" style:text-underline-style="solid" style:text-underline-type="double" style:text-underline-width="auto" style:text-underline-color="font-color" officeooo:rsid="00187b2d" officeooo:paragraph-rsid="00187b2d"/>
    </style:style>
    <style:style style:name="P16" style:family="paragraph" style:parent-style-name="Table_20_Contents">
      <style:text-properties style:font-name="Open Sans" fo:font-size="10.5pt" officeooo:paragraph-rsid="00187b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st Document 1</text:p>
      <text:h text:style-name="P7" text:outline-level="1">Page 1</text:h>
      <text:p text:style-name="P2">Lorem ipsum dolor sit amet, consectetur adipiscing elit. Maecenas eu velit quis metus consectetur condimentum nec blandit metus. Aenean pulvinar tempor nunc, sed congue massa molestie cursus. Morbi et mi ac lectus vulputate fermentum. Nam justo libero, pharetra non ullamcorper id, dictum ac metus. Phasellus id malesuada libero. Cras vel mauris quis diam feugiat placerat non non elit. Praesent nec volutpat sem.</text:p>
      <text:p text:style-name="P3">Vivamus a sollicitudin augue. Quisque ac fringilla leo, vel vehicula orci. Mauris pulvinar euismod neque, quis rutrum ex ultrices viverra. Curabitur tempus nisl non eros interdum, in vulputate augue interdum. Curabitur consequat mattis quam, at dapibus orci sollicitudin id. Nunc pharetra vehicula augue, quis maximus erat accumsan quis. Etiam quis urna lobortis, congue velit sed, rutrum sem. Quisque pellentesque felis ut metus dignissim, ac aliquet ipsum lacinia. Fusce at quam aliquet, maximus elit a, aliquam sapien. Proin elit neque, dignissim ac laoreet id, ullamcorper ut erat. Curabitur a diam in neque dapibus luctus. Cras lobortis bibendum risus eget convallis. Nunc sed ipsum felis. Nullam vitae ipsum at massa dignissim porttitor. Sed convallis vestibulum nulla suscipit fermentum. Donec ac consequat magna.</text:p>
      <text:h text:style-name="P6" text:outline-level="3">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3">key</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2015</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2016</text:p>
          </table:table-cell>
          <table:table-cell table:style-name="Table1.A1" office:value-type="string">
            <text:p text:style-name="P12"/>
          </table:table-cell>
        </table:table-row>
        <table:table-row>
          <table:table-cell table:style-name="Table1.A1" office:value-type="string">
            <text:p text:style-name="P11">key_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cell table:style-name="Table1.A1" office:value-type="string">
            <text:p text:style-name="P10"/>
          </table:table-cell>
        </table:table-row>
        <table:table-row>
          <table:table-cell table:style-name="Table1.A1" office:value-type="string">
            <text:p text:style-name="P11">key_2</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cell table:style-name="Table1.A1" office:value-type="string">
            <text:p text:style-name="P10"/>
          </table:table-cell>
        </table:table-row>
        <table:table-row>
          <table:table-cell table:style-name="Table1.A1" office:value-type="string">
            <text:p text:style-name="P11">key_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cell table:style-name="Table1.A1" office:value-type="string">
            <text:p text:style-name="P10"/>
          </table:table-cell>
        </table:table-row>
        <table:table-row>
          <table:table-cell table:style-name="Table1.A1" office:value-type="string">
            <text:p text:style-name="P11">key_4</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row>
        <table:table-row>
          <table:table-cell table:style-name="Table1.A1" office:value-type="string">
            <text:p text:style-name="P11">key_5</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row>
        <table:table-row>
          <table:table-cell table:style-name="Table1.A1" office:value-type="string">
            <text:p text:style-name="P11">key_6</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row>
        <table:table-row>
          <table:table-cell table:style-name="Table1.A1" office:value-type="string">
            <text:p text:style-name="P11">key_7</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123</text:p>
          </table:table-cell>
          <table:table-cell table:style-name="Table1.A1" office:value-type="string">
            <text:p text:style-name="P10"/>
          </table:table-cell>
        </table:table-row>
        <table:table-row>
          <table:table-cell table:style-name="Table1.A1" office:value-type="string">
            <text:p text:style-name="P11">key_8</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5">123</text:p>
          </table:table-cell>
          <table:table-cell table:style-name="Table1.A1" office:value-type="string">
            <text:p text:style-name="P10"/>
          </table:table-cell>
        </table:table-row>
        <table:table-row>
          <table:table-cell table:style-name="Table1.A1" office:value-type="string">
            <text:p text:style-name="P11">key_9</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246</text:p>
          </table:table-cell>
          <table:table-cell table:style-name="Table1.A1" office:value-type="string">
            <text:p text:style-name="P10"/>
          </table:table-cell>
        </table:table-row>
      </table:table>
      <text:p text:style-name="P2"/>
      <text:p text:style-name="P3">Sed pharetra velit vel ante porta, eget posuere turpis egestas. Ut eu sagittis enim. Donec sit amet ornare est, ac faucibus felis. Sed lacinia, nunc eu sodales euismod, justo dui eleifend velit, at pharetra sem nunc sed nisl. Integer eget vestibulum eros. Quisque dui purus, sollicitudin at elit eget, dictum iaculis enim. Pellentesque dolor nisl, dignissim eu consectetur ut, facilisis eget sem. Sed hendrerit, velit iaculis suscipit lobortis, nisl metus pulvinar ante, pharetra vestibulum sem justo eget lectus. Duis hendrerit libero vel quam tristique, eu laoreet nibh tincidunt. </text:p>
      <text:p text:style-name="P1"/>
      <text:h text:style-name="P8" text:outline-level="1">Page 2</text:h>
      <text:p text:style-name="P2">Lorem ipsum dolor sit amet, consectetur adipiscing elit. Maecenas eu velit quis metus consectetur condimentum nec blandit metus. Aenean pulvinar tempor nunc, sed congue massa molestie cursus. Morbi et mi ac lectus vulputate fermentum. Nam justo libero, pharetra non ullamcorper id, dictum ac metus. Phasellus id malesuada libero. Cras vel mauris quis diam feugiat placerat non non elit. Praesent nec volutpat sem.</text:p>
      <text:p text:style-name="P4">Vivamus a sollicitudin augue. Quisque ac fringilla leo, vel vehicula orci. Mauris pulvinar euismod neque, quis rutrum ex ultrices viverra. Curabitur tempus nisl non eros interdum, in vulputate augue interdum. Curabitur consequat mattis quam, at dapibus orci sollicitudin id. Nunc pharetra vehicula augue, quis maximus erat accumsan quis. Etiam quis urna lobortis, congue velit sed, rutrum sem. Quisque pellentesque felis ut metus dignissim, ac aliquet ipsum lacinia. Fusce at quam aliquet, maximus elit a, aliquam sapien. Proin elit neque, dignissim ac laoreet id, ullamcorper ut erat. Curabitur a diam in neque dapibus luctus. Cras lobortis bibendum risus eget convallis. Nunc sed ipsum felis. Nullam vitae ipsum at massa dignissim porttitor. Sed convallis vestibulum nulla suscipit fermentum. Donec ac consequat magna.</text:p>
      <text:h text:style-name="P6" text:outline-level="3">Table</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3">key</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3">2015</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3">2016</text:p>
          </table:table-cell>
          <table:table-cell table:style-name="Table2.A1" office:value-type="string">
            <text:p text:style-name="P14"/>
          </table:table-cell>
        </table:table-row>
        <table:table-row>
          <table:table-cell table:style-name="Table2.A1" office:value-type="string">
            <text:p text:style-name="P11">key_1</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cell table:style-name="Table2.A1" office:value-type="string">
            <text:p text:style-name="P16"/>
          </table:table-cell>
        </table:table-row>
        <table:table-row>
          <table:table-cell table:style-name="Table2.A1" office:value-type="string">
            <text:p text:style-name="P11">key_2</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cell table:style-name="Table2.A1" office:value-type="string">
            <text:p text:style-name="P16"/>
          </table:table-cell>
        </table:table-row>
        <table:table-row>
          <table:table-cell table:style-name="Table2.A1" office:value-type="string">
            <text:p text:style-name="P11">key_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cell table:style-name="Table2.A1" office:value-type="string">
            <text:p text:style-name="P16"/>
          </table:table-cell>
        </table:table-row>
        <table:table-row>
          <table:table-cell table:style-name="Table2.A1" office:value-type="string">
            <text:p text:style-name="P11">key_4</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row>
        <table:table-row>
          <table:table-cell table:style-name="Table2.A1" office:value-type="string">
            <text:p text:style-name="P11">key_5</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row>
        <table:table-row>
          <table:table-cell table:style-name="Table2.A1" office:value-type="string">
            <text:p text:style-name="P11">key_6</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row>
        <table:table-row>
          <table:table-cell table:style-name="Table2.A1" office:value-type="string">
            <text:p text:style-name="P11">key_7</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123</text:p>
          </table:table-cell>
          <table:table-cell table:style-name="Table2.A1" office:value-type="string">
            <text:p text:style-name="P16"/>
          </table:table-cell>
        </table:table-row>
        <table:table-row>
          <table:table-cell table:style-name="Table2.A1" office:value-type="string">
            <text:p text:style-name="P11">key_8</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5">123</text:p>
          </table:table-cell>
          <table:table-cell table:style-name="Table2.A1" office:value-type="string">
            <text:p text:style-name="P16"/>
          </table:table-cell>
        </table:table-row>
        <table:table-row>
          <table:table-cell table:style-name="Table2.A1" office:value-type="string">
            <text:p text:style-name="P11">key_9</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1">246</text:p>
          </table:table-cell>
          <table:table-cell table:style-name="Table2.A1" office:value-type="string">
            <text:p text:style-name="P16"/>
          </table:table-cell>
        </table:table-row>
      </table:table>
      <text:p text:style-name="P2"/>
      <text:p text:style-name="P4">Sed pharetra velit vel ante porta, eget posuere turpis egestas. Ut eu sagittis enim. Donec sit amet ornare est, ac faucibus felis. Sed lacinia, nunc eu sodales euismod, justo dui eleifend velit, at pharetra sem nunc sed nisl. Integer eget vestibulum eros. Quisque dui purus, sollicitudin at elit eget, dictum iaculis enim. Pellentesque dolor nisl, dignissim eu consectetur ut, facilisis eget sem. Sed hendrerit, velit iaculis suscipit lobortis, nisl metus pulvinar ante, pharetra vestibulum sem justo eget lectus. Duis hendrerit libero vel quam tristique, eu laoreet nibh tincidunt. </text:p>
      <text:p text:style-name="P1"/>
      <text:h text:style-name="P8" text:outline-level="1">Page 3</text:h>
      <text:p text:style-name="P2">Lorem ipsum dolor sit amet, consectetur adipiscing elit. Maecenas eu velit quis metus consectetur condimentum nec blandit metus. Aenean pulvinar tempor nunc, sed congue massa molestie cursus. Morbi et mi ac lectus vulputate fermentum. Nam justo libero, pharetra non ullamcorper id, dictum ac metus. Phasellus id malesuada libero. Cras vel mauris quis diam feugiat placerat non non elit. Praesent nec volutpat sem.</text:p>
      <text:p text:style-name="P4">Vivamus a sollicitudin augue. Quisque ac fringilla leo, vel vehicula orci. Mauris pulvinar euismod neque, quis rutrum ex ultrices viverra. Curabitur tempus nisl non eros interdum, in vulputate augue interdum. Curabitur consequat mattis quam, at dapibus orci sollicitudin id. Nunc pharetra vehicula augue, quis maximus erat accumsan quis. Etiam quis urna lobortis, congue velit sed, rutrum sem. Quisque pellentesque felis ut metus dignissim, ac aliquet ipsum lacinia. Fusce at quam aliquet, maximus elit a, aliquam sapien. Proin elit neque, dignissim ac laoreet id, ullamcorper ut erat. Curabitur a diam in neque dapibus luctus. Cras lobortis bibendum risus eget convallis. Nunc sed ipsum felis. Nullam vitae ipsum at massa dignissim porttitor. Sed convallis vestibulum nulla suscipit fermentum. Donec ac consequat magna.</text:p>
      <text:h text:style-name="P6" text:outline-level="3">Table</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3">key</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3">2015</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3">2016</text:p>
          </table:table-cell>
          <table:table-cell table:style-name="Table3.A1" office:value-type="string">
            <text:p text:style-name="P14"/>
          </table:table-cell>
        </table:table-row>
        <table:table-row>
          <table:table-cell table:style-name="Table3.A1" office:value-type="string">
            <text:p text:style-name="P11">key_1</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cell table:style-name="Table3.A1" office:value-type="string">
            <text:p text:style-name="P16"/>
          </table:table-cell>
        </table:table-row>
        <table:table-row>
          <table:table-cell table:style-name="Table3.A1" office:value-type="string">
            <text:p text:style-name="P11">key_2</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cell table:style-name="Table3.A1" office:value-type="string">
            <text:p text:style-name="P16"/>
          </table:table-cell>
        </table:table-row>
        <table:table-row>
          <table:table-cell table:style-name="Table3.A1" office:value-type="string">
            <text:p text:style-name="P11">key_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cell table:style-name="Table3.A1" office:value-type="string">
            <text:p text:style-name="P16"/>
          </table:table-cell>
        </table:table-row>
        <table:table-row>
          <table:table-cell table:style-name="Table3.A1" office:value-type="string">
            <text:p text:style-name="P11">key_4</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row>
        <table:table-row>
          <table:table-cell table:style-name="Table3.A1" office:value-type="string">
            <text:p text:style-name="P11">key_5</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row>
        <table:table-row>
          <table:table-cell table:style-name="Table3.A1" office:value-type="string">
            <text:p text:style-name="P11">key_6</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row>
        <table:table-row>
          <table:table-cell table:style-name="Table3.A1" office:value-type="string">
            <text:p text:style-name="P11">key_7</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123</text:p>
          </table:table-cell>
          <table:table-cell table:style-name="Table3.A1" office:value-type="string">
            <text:p text:style-name="P16"/>
          </table:table-cell>
        </table:table-row>
        <table:table-row>
          <table:table-cell table:style-name="Table3.A1" office:value-type="string">
            <text:p text:style-name="P11">key_8</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5">123</text:p>
          </table:table-cell>
          <table:table-cell table:style-name="Table3.A1" office:value-type="string">
            <text:p text:style-name="P16"/>
          </table:table-cell>
        </table:table-row>
        <table:table-row>
          <table:table-cell table:style-name="Table3.A1" office:value-type="string">
            <text:p text:style-name="P11">key_9</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1">246</text:p>
          </table:table-cell>
          <table:table-cell table:style-name="Table3.A1" office:value-type="string">
            <text:p text:style-name="P16"/>
          </table:table-cell>
        </table:table-row>
      </table:table>
      <text:p text:style-name="P2"/>
      <text:p text:style-name="P4">Sed pharetra velit vel ante porta, eget posuere turpis egestas. Ut eu sagittis enim. Donec sit amet ornare est, ac faucibus felis. Sed lacinia, nunc eu sodales euismod, justo dui eleifend velit, at pharetra sem nunc sed nisl. Integer eget vestibulum eros. Quisque dui purus, sollicitudin at elit eget, dictum iaculis enim. Pellentesque dolor nisl, dignissim eu consectetur ut, facilisis eget sem. Sed hendrerit, velit iaculis suscipit lobortis, nisl metus pulvinar ante, pharetra vestibulum sem justo eget lectus. Duis hendrerit libero vel quam tristique, eu laoreet nibh tincidu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87b2d" officeooo:paragraph-rsid="00187b2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3:05:30.267459807</meta:creation-date>
    <dc:date>2019-05-21T13:12:18.065590458</dc:date>
    <meta:editing-duration>PT6M49S</meta:editing-duration>
    <meta:editing-cycles>1</meta:editing-cycles>
    <meta:document-statistic meta:table-count="3" meta:image-count="0" meta:object-count="0" meta:page-count="3" meta:paragraph-count="107" meta:word-count="914" meta:character-count="5832" meta:non-whitespace-character-count="5022"/>
    <meta:generator>LibreOffice/5.1.6.2$Linux_X86_64 LibreOffice_project/10m0$Build-2</meta:generator>
  </office:meta>
</office:document-meta>
</file>